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ea8" officeooo:paragraph-rsid="001d6ea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vertical-align="middle" fo:border="#c0c0c0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blFName" form:control-implementation="ooo:com.sun.star.form.component.FixedText" xml:id="control1" form:id="control1" form:label="First Name:"/>
          <form:text form:name="txtL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LName" form:control-implementation="ooo:com.sun.star.form.component.FixedText" xml:id="control3" form:id="control3" form:label="Last Name:"/>
          <form:fixed-text form:name="lblEmpId" form:control-implementation="ooo:com.sun.star.form.component.FixedText" xml:id="control4" form:id="control4" form:label="Employee ID:"/>
          <form:text form:name="txtF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EmpI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HomeAdd" form:control-implementation="ooo:com.sun.star.form.component.FixedText" xml:id="control7" form:id="control7" form:label="Home Address:"/>
          <form:fixed-text form:name="lblPhoneNum" form:control-implementation="ooo:com.sun.star.form.component.FixedText" xml:id="control8" form:id="control8" form:label="Phone Number:"/>
          <form:fixed-text form:name="lblEmail" form:control-implementation="ooo:com.sun.star.form.component.FixedText" xml:id="control9" form:id="control9" form:label="Email Address:"/>
          <form:text form:name="txtHomeAd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Emai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Birth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Search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Social" form:control-implementation="ooo:com.sun.star.form.component.FixedText" xml:id="control14" form:id="control14" form:label="Social Security Number:"/>
          <form:text form:name="txtSocial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hone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Birth" form:control-implementation="ooo:com.sun.star.form.component.FixedText" xml:id="control17" form:id="control17" form:label="Birth Date:"/>
          <form:button form:name="btnCreate" form:control-implementation="ooo:com.sun.star.form.component.CommandButton" xml:id="control18" form:id="control18" form:label="Creat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listbox form:name="lboSearch" form:control-implementation="ooo:com.sun.star.form.component.ListBox" xml:id="control19" form:id="control19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First Name"/>
            <form:option form:label="Last Name"/>
            <form:option form:label="Employee ID"/>
            <form:option form:label="Home Address"/>
            <form:option form:label="Phone Number"/>
            <form:option form:label="Email Address"/>
            <form:option form:label="Birth Date"/>
            <form:option form:label="Social Security Number"/>
          </form:listbox>
          <form:fixed-text form:name="lblEmpData" form:control-implementation="ooo:com.sun.star.form.component.FixedText" xml:id="control20" form:id="control20" form:label="Employee Database"/>
          <form:button form:name="btnEdit" form:control-implementation="ooo:com.sun.star.form.component.CommandButton" xml:id="control21" form:id="control21" form:label="Ed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tnDelete" form:control-implementation="ooo:com.sun.star.form.component.CommandButton" xml:id="control22" form:id="control22" form:label="Delet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blSearch" form:control-implementation="ooo:com.sun.star.form.component.FixedText" xml:id="control23" form:id="control23" form:label="Search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0" draw:name="Shape1" draw:style-name="gr1" draw:text-style-name="P2" svg:width="1.4378in" svg:height="0.6878in" svg:x="-0.372in" svg:y="1.2327in" draw:control="control1"/><draw:control text:anchor-type="paragraph" draw:z-index="1" draw:name="Shape2" draw:style-name="gr5" draw:text-style-name="P5" svg:width="1.6776in" svg:height="0.3543in" svg:x="3.4634in" svg:y="1.4299in" draw:control="control2"/><draw:control text:anchor-type="paragraph" draw:z-index="2" draw:name="Shape1_2" draw:style-name="gr1" draw:text-style-name="P2" svg:width="1.4378in" svg:height="0.6878in" svg:x="2.3244in" svg:y="1.2327in" draw:control="control3"/><draw:control text:anchor-type="paragraph" draw:z-index="3" draw:name="Shape1_1" draw:style-name="gr1" draw:text-style-name="P2" svg:width="1.4378in" svg:height="0.6878in" svg:x="4.9429in" svg:y="1.2327in" draw:control="control4"/><draw:control text:anchor-type="paragraph" draw:z-index="4" draw:name="Shape2_0" draw:style-name="gr5" draw:text-style-name="P5" svg:width="1.6776in" svg:height="0.3543in" svg:x="0.8091in" svg:y="1.4299in" draw:control="control5"/><draw:control text:anchor-type="paragraph" draw:z-index="5" draw:name="Shape2_1" draw:style-name="gr5" draw:text-style-name="P5" svg:width="1.1579in" svg:height="0.3543in" svg:x="6.1484in" svg:y="1.4299in" draw:control="control6"/><draw:control text:anchor-type="paragraph" draw:z-index="6" draw:name="Shape1_3" draw:style-name="gr1" draw:text-style-name="P2" svg:width="1.4378in" svg:height="0.6878in" svg:x="-0.372in" svg:y="2.0201in" draw:control="control7"/><draw:control text:anchor-type="paragraph" draw:z-index="7" draw:name="Shape1_4" draw:style-name="gr1" draw:text-style-name="P2" svg:width="1.4378in" svg:height="0.6878in" svg:x="2.9154in" svg:y="2.0201in" draw:control="control8"/><draw:control text:anchor-type="paragraph" draw:z-index="8" draw:name="Shape1_5" draw:style-name="gr1" draw:text-style-name="P2" svg:width="1.4378in" svg:height="0.6878in" svg:x="-0.372in" svg:y="2.8075in" draw:control="control9"/><draw:control text:anchor-type="paragraph" draw:z-index="9" draw:name="Shape2_3" draw:style-name="gr5" draw:text-style-name="P5" svg:width="1.6776in" svg:height="0.3543in" svg:x="0.9035in" svg:y="2.2173in" draw:control="control10"/><draw:control text:anchor-type="paragraph" draw:z-index="10" draw:name="Shape2_4" draw:style-name="gr5" draw:text-style-name="P5" svg:width="4.0398in" svg:height="0.3543in" svg:x="0.9035in" svg:y="3.0047in" draw:control="control11"/><draw:control text:anchor-type="paragraph" draw:z-index="11" draw:name="Shape2_2" draw:style-name="gr5" draw:text-style-name="P5" svg:width="1.6776in" svg:height="0.3543in" svg:x="0.8091in" svg:y="3.6346in" draw:control="control12"/><draw:control text:anchor-type="paragraph" draw:z-index="12" draw:name="Shape2_5" draw:style-name="gr5" draw:text-style-name="P5" svg:width="2.363in" svg:height="0.3543in" svg:x="2.1866in" svg:y="0.6819in" draw:control="control13"/><draw:control text:anchor-type="paragraph" draw:z-index="13" draw:name="Shape1_6" draw:style-name="gr1" draw:text-style-name="P2" svg:width="1.4378in" svg:height="0.6878in" svg:x="-0.372in" svg:y="3.3984in" draw:control="control17"/><draw:control text:anchor-type="paragraph" draw:z-index="14" draw:name="Shape1_7" draw:style-name="gr1" draw:text-style-name="P2" svg:width="1.6343in" svg:height="0.6878in" svg:x="2.5807in" svg:y="3.3984in" draw:control="control14"/><draw:control text:anchor-type="paragraph" draw:z-index="15" draw:name="Shape2_6" draw:style-name="gr5" draw:text-style-name="P5" svg:width="1.6776in" svg:height="0.3543in" svg:x="4.2508in" svg:y="3.5953in" draw:control="control15"/><draw:control text:anchor-type="paragraph" draw:z-index="16" draw:name="Shape2_7" draw:style-name="gr5" draw:text-style-name="P5" svg:width="1.6776in" svg:height="0.3543in" svg:x="4.2508in" svg:y="2.2173in" draw:control="control16"/><draw:control text:anchor-type="paragraph" draw:z-index="17" draw:name="Shape3" draw:style-name="gr2" draw:text-style-name="P2" svg:width="0.7878in" svg:height="0.3941in" svg:x="1.9902in" svg:y="4.3827in" draw:control="control18"/><draw:control text:anchor-type="paragraph" draw:z-index="18" draw:name="Shape4" draw:style-name="gr4" draw:text-style-name="P4" svg:width="1.1815in" svg:height="0.3941in" svg:x="4.7465in" svg:y="0.6425in" draw:control="control19"/><draw:control text:anchor-type="paragraph" draw:z-index="19" draw:name="Shape5" draw:style-name="gr3" draw:text-style-name="P3" svg:width="2.5598in" svg:height="0.3941in" svg:x="2.1866in" svg:y="-0.0008in" draw:control="control20"/><draw:control text:anchor-type="paragraph" draw:z-index="20" draw:name="Shape3_0" draw:style-name="gr2" draw:text-style-name="P2" svg:width="0.7878in" svg:height="0.3941in" svg:x="2.9744in" svg:y="4.3827in" draw:control="control21"/><draw:control text:anchor-type="paragraph" draw:z-index="21" draw:name="Shape3_1" draw:style-name="gr2" draw:text-style-name="P2" svg:width="0.7878in" svg:height="0.3941in" svg:x="3.9591in" svg:y="4.3827in" draw:control="control22"/><draw:control text:anchor-type="paragraph" draw:z-index="22" draw:name="Shape1_8" draw:style-name="gr1" draw:text-style-name="P2" svg:width="0.8476in" svg:height="0.4394in" svg:x="1.3398in" svg:y="0.6819in" draw:control="control23"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0:13:55.807104131</meta:creation-date>
    <dc:date>2022-08-22T10:47:16.816692722</dc:date>
    <meta:editing-duration>PT10M9S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6.4.7.2$Linux_X86_64 LibreOffice_project/40$Build-2</meta:generator>
  </office:meta>
</office:document-meta>
</file>